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Preformatted_20_Text">
      <style:paragraph-properties fo:margin-left="0.4925in" fo:margin-right="0in" fo:text-indent="0in" style:auto-text-indent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GET_SPELLBOOK</text:p>
      <text:p text:style-name="P2"><text:a xlink:type="simple" xlink:href="../DungeonCraftHelp.html">DungeonCraft Help Home</text:a></text:p>
      <text:p text:style-name="P4">$GET_SPELLBOOK(actor, delimiters);</text:p>
      <text:p text:style-name="P6"/>
      <text:p text:style-name="P2">Returns a string describing what the player would see if he were to select “Memorize” during the game. <text:s/>The string is divided on four levels and the 'delimiters' define the characters that are used to divide the string. <text:s/>The default delimiters are “!@#$' if none (or too few) are specified.</text:p>
      <text:p text:style-name="P2">In the examples below we assume that you wrote:</text:p>
      <text:p text:style-name="Preformatted_20_Text"><text:s/><text:span text:style-name="T2">“$GET_SPELLBOOK($CharacterContext(),”*$#@”);</text:span></text:p>
      <text:p text:style-name="P2">The resulting string is a '<text:a xlink:type="simple" xlink:href="../GPDLDataTypes.html">delimited string</text:a>' (Change this link when we create a “Delimited Strings” page!). <text:s/>It contains a sub-string for each spell 'school'. <text:s/>Currently there are two spell schools: MagicUser and Cleric. And, in the example, the strings will be delimited by the character '*'. <text:s/>So the resulting string will be:</text:p>
      <text:p text:style-name="Preformatted_20_Text">*school0string*school1String</text:p>
      <text:p text:style-name="P7">Each of the 'school' strings contains a sub-string for each spell level. <text:s/>In our example, the sub-strings will be delimited by the character '$'. <text:s/>So, the sub-string for a single school will look like this:</text:p>
      <text:p text:style-name="Preformatted_20_Text">$level1string$level2string$level3string$level4string$level5string</text:p>
      <text:p text:style-name="P7">and so on for each possible spell level.</text:p>
      <text:p text:style-name="P7">Each of the 'level' strings contains a sub-string defining the number of spells yet to be selected for that particular school and level, followed by a sub-string for each spell that exists in the character's spellbook for that school and level. <text:s/>In our example, these sub-strings will be separated by the character '#'. <text:s/>Example of a level sub-string:</text:p>
      <text:p text:style-name="Preformatted_20_Text">#3#spell1#spell2#spell3</text:p>
      <text:p text:style-name="P7">And so on for each spell.</text:p>
      <text:p text:style-name="P7">The 'Spell' substrings themselves contain sub-strings, separated in our example by the character '@'. <text:s/>Each spell sub-string has three sub-strings: The name of the spell, the selected count for the spell, and the memorized count for the spell. <text:s/>For example:</text:p>
      <text:p text:style-name="Preformatted_20_Text">@Fireball@1@0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2:28</meta:creation-date>
    <meta:generator>OpenOffice.org/3.2$Win32 OpenOffice.org_project/320m18$Build-9502</meta:generator>
    <meta:editing-cycles>3</meta:editing-cycles>
    <meta:editing-duration>PT00H34M59S</meta:editing-duration>
    <dc:title>$RANDOM</dc:title>
    <dc:date>2011-04-06T10:36:06.57</dc:date>
    <dc:creator>Paul Stevens</dc:creator>
    <meta:document-statistic meta:table-count="0" meta:image-count="0" meta:object-count="0" meta:page-count="1" meta:paragraph-count="16" meta:word-count="275" meta:character-count="1792"/>
  </office:meta>
</office:document-meta>
</file>